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FAA5E02741219F1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0.475cm" draw:shadow-opacity="75%"/>
    </style:style>
    <style:style style:name="gr3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0.529cm" draw:shadow-opacity="75%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 draw:opacity="75%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109cm" svg:height="21.082cm" svg:x="-0.109cm" svg:y="0cm">
          <draw:image xlink:href="Pictures/1000000000000FC000000BD0FAA5E02741219F1D.jpg" xlink:type="simple" xlink:show="embed" xlink:actuate="onLoad">
            <text:p/>
          </draw:image>
        </draw:frame>
        <draw:frame draw:style-name="gr2" draw:text-style-name="P2" draw:layer="layout" svg:width="3.302cm" svg:height="0.725cm" svg:x="0.762cm" svg:y="12.737cm">
          <draw:text-box>
            <text:p text:style-name="P1"><text:span text:style-name="T1">To controller</text:span></text:p>
          </draw:text-box>
        </draw:frame>
        <draw:frame draw:style-name="gr3" draw:text-style-name="P2" draw:layer="layout" svg:width="2.286cm" svg:height="0.779cm" svg:x="20.066cm" svg:y="9.398cm">
          <draw:text-box>
            <text:p text:style-name="P1"><text:span text:style-name="T1">Sensor 1</text:span></text:p>
          </draw:text-box>
        </draw:frame>
        <draw:frame draw:style-name="gr2" draw:text-style-name="P2" draw:layer="layout" svg:width="3.302cm" svg:height="0.725cm" svg:x="1.016cm" svg:y="8.419cm">
          <draw:text-box>
            <text:p text:style-name="P1"><text:span text:style-name="T1">To </text:span><text:span text:style-name="T1">LEDs</text:span></text:p>
          </draw:text-box>
        </draw:frame>
        <draw:frame draw:style-name="gr3" draw:text-style-name="P2" draw:layer="layout" svg:width="2.286cm" svg:height="0.779cm" svg:x="22.098cm" svg:y="12.683cm">
          <draw:text-box>
            <text:p text:style-name="P1"><text:span text:style-name="T1">Sensor 2</text:span></text:p>
          </draw:text-box>
        </draw:frame>
        <draw:frame draw:style-name="gr3" draw:text-style-name="P2" draw:layer="layout" svg:width="2.286cm" svg:height="0.779cm" svg:x="17.526cm" svg:y="12.7cm">
          <draw:text-box>
            <text:p text:style-name="P1"><text:span text:style-name="T1">Sensor 4</text:span></text:p>
          </draw:text-box>
        </draw:frame>
        <draw:frame draw:style-name="gr3" draw:text-style-name="P2" draw:layer="layout" svg:width="2.286cm" svg:height="0.779cm" svg:x="14.986cm" svg:y="9.398cm">
          <draw:text-box>
            <text:p text:style-name="P1"><text:span text:style-name="T1">Sensor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b2b2b2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8T12:45:55.032869770</meta:creation-date>
    <dc:date>2018-01-05T18:13:02.694577884</dc:date>
    <meta:editing-duration>PT13M52S</meta:editing-duration>
    <meta:editing-cycles>4</meta:editing-cycles>
    <meta:generator>LibreOffice/5.1.6.2$Linux_X86_64 LibreOffice_project/10m0$Build-2</meta:generator>
    <meta:document-statistic meta:object-count="30"/>
  </office:meta>
</office:document-meta>
</file>